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paragraph-properties fo:orphans="0" fo:widows="0"/>
      <style:text-properties style:font-name="Times New Roman" fo:font-size="11pt" fo:language="en" fo:country="US" style:font-size-asian="11pt" style:font-name-complex="Times New Roman1" style:font-size-complex="11pt"/>
    </style:style>
    <style:style style:name="P4" style:family="paragraph" style:parent-style-name="Standard">
      <loext:graphic-properties draw:fill="solid" draw:fill-color="#e6e6e6"/>
      <style:paragraph-properties fo:line-height="200%" fo:orphans="0" fo:widows="0" fo:background-color="#e6e6e6">
        <style:tab-stops>
          <style:tab-stop style:position="2cm"/>
        </style:tab-stops>
      </style:paragraph-properties>
    </style:style>
    <style:style style:name="P5" style:family="paragraph" style:parent-style-name="Standard">
      <loext:graphic-properties draw:fill="solid" draw:fill-color="#e6e6e6"/>
      <style:paragraph-properties fo:line-height="200%" fo:orphans="0" fo:widows="0" fo:background-color="#e6e6e6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margin-top="0.212cm" fo:margin-bottom="0.212cm" loext:contextual-spacing="false" fo:orphans="0" fo:widows="0">
        <style:tab-stops>
          <style:tab-stop style:position="2cm"/>
        </style:tab-stops>
      </style:paragraph-properties>
    </style:style>
    <style:style style:name="P8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1pt" fo:language="en" fo:country="US" style:font-size-asian="11pt" style:font-name-complex="Times New Roman1" style:font-size-complex="11pt"/>
    </style:style>
    <style:style style:name="T3" style:family="text">
      <style:text-properties style:font-name="Times New Roman" fo:font-size="11pt" fo:language="en" fo:country="US" officeooo:rsid="0018ca68" style:font-size-asian="11pt" style:font-name-complex="Times New Roman1" style:font-size-complex="11pt"/>
    </style:style>
    <style:style style:name="T4" style:family="text">
      <style:text-properties style:font-name="Times New Roman" fo:font-size="11pt" fo:language="en" fo:country="US" fo:font-weight="bold" style:font-size-asian="11pt" style:font-weight-asian="bold" style:font-name-complex="Times New Roman1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UNIVERSITY OF ST ANDREWS</text:span></text:p>
      <text:p text:style-name="P1"><text:span text:style-name="T1">TEACHING AND RESEARCH ETHICS COMMITTEE (UTREC)</text:span></text:p>
      <text:p text:style-name="P1"><text:span text:style-name="T1">SCHOOL OF COMPUTER SCIENCE</text:span></text:p>
      <text:p text:style-name="P1"><text:bookmark-start text:name="_GoBack"/><text:span text:style-name="T1">ARTIFACT</text:span><text:bookmark-end text:name="_GoBack"/><text:span text:style-name="T1"> EVALUATION FORM</text:span></text:p>
      <text:p text:style-name="P2"/>
      <text:p text:style-name="P7"><text:span text:style-name="T2">Title of project</text:span></text:p>
      <text:p text:style-name="P4"><text:bookmark-start text:name="Text11"/><field:fieldmark-start text:name="Text1" field:type="vnd.oasis.opendocument.field.FORMTEXT"/><text:span text:style-name="T2">     </text:span><field:fieldmark-end/><text:bookmark-end text:name="Text11"/><text:span text:style-name="T3">A Strategy Video Game with Humourstic Dialogues</text:span></text:p>
      <text:p text:style-name="P7"><text:span text:style-name="T2">Name of researcher(s)</text:span></text:p>
      <text:p text:style-name="P5"><text:bookmark-start text:name="Text21"/><field:fieldmark-start text:name="Text2" field:type="vnd.oasis.opendocument.field.FORMTEXT"/><text:span text:style-name="T2">     </text:span><field:fieldmark-end/><text:bookmark-end text:name="Text21"/><text:span text:style-name="T3">Jordan Mackie</text:span></text:p>
      <text:p text:style-name="P7"><text:span text:style-name="T2">Name of supervisor </text:span></text:p>
      <text:p text:style-name="P5"><text:bookmark-start text:name="Text31"/><field:fieldmark-start text:name="Text3" field:type="vnd.oasis.opendocument.field.FORMTEXT"/><text:span text:style-name="T2">     </text:span><field:fieldmark-end/><text:bookmark-end text:name="Text31"/><text:span text:style-name="T3">Alice Toniolo, Christopher Stone</text:span></text:p>
      <text:p text:style-name="P3"/>
      <text:p text:style-name="P6"><text:span text:style-name="T2">Self audit has been conducted </text:span><text:span text:style-name="T4">YES</text:span><text:span text:style-name="T2"> </text:span><text:bookmark-start text:name="Check4"/><field:fieldmark text:name="__Fieldmark__50_2561149273" field:type="vnd.oasis.opendocument.field.FORMCHECKBOX"><field:param field:name="Checkbox_Checked" field:value="true"/></field:fieldmark><text:bookmark-end text:name="Check4"/><text:span text:style-name="T2"><text:s/></text:span><text:span text:style-name="T4">NO</text:span><text:span text:style-name="T2"> </text:span><text:bookmark-start text:name="Check5"/><field:fieldmark text:name="__Fieldmark__57_2561149273" field:type="vnd.oasis.opendocument.field.FORMCHECKBOX"/><text:bookmark-end text:name="Check5"/></text:p>
      <text:p text:style-name="P3"/>
      <text:p text:style-name="P6"><text:span text:style-name="T2">This project is covered by the ethical application CS12476</text:span></text:p>
      <text:p text:style-name="P7"><text:span text:style-name="T2">Signature Student or Researcher</text:span></text:p>
      <text:p text:style-name="P4"><text:bookmark-start text:name="Text41"/><field:fieldmark-start text:name="Text4" field:type="vnd.oasis.opendocument.field.FORMTEXT"/><text:span text:style-name="T2">     </text:span><field:fieldmark-end/><text:bookmark-end text:name="Text41"/></text:p>
      <text:p text:style-name="P7"><text:span text:style-name="T2">Print Name</text:span></text:p>
      <text:p text:style-name="P4"><text:bookmark-start text:name="Text51"/><field:fieldmark-start text:name="Text5" field:type="vnd.oasis.opendocument.field.FORMTEXT"/><text:span text:style-name="T2">     </text:span><field:fieldmark-end/><text:bookmark-end text:name="Text51"/><text:span text:style-name="T3">JORDAN MACKIE</text:span></text:p>
      <text:p text:style-name="P7"><text:span text:style-name="T2">Date</text:span></text:p>
      <text:p text:style-name="P4"><text:bookmark-start text:name="Text61"/><field:fieldmark-start text:name="Text6" field:type="vnd.oasis.opendocument.field.FORMTEXT"/><text:span text:style-name="T2">     </text:span><field:fieldmark-end/><text:bookmark-end text:name="Text61"/></text:p>
      <text:p text:style-name="P7"><text:span text:style-name="T2">Signature Lead Researcher or Supervisor</text:span></text:p>
      <text:p text:style-name="P4"><text:bookmark-start text:name="Text71"/><field:fieldmark-start text:name="Text7" field:type="vnd.oasis.opendocument.field.FORMTEXT"/><text:span text:style-name="T2">     </text:span><field:fieldmark-end/><text:bookmark-end text:name="Text71"/></text:p>
      <text:p text:style-name="P7"><text:span text:style-name="T2">Print Name</text:span></text:p>
      <text:p text:style-name="P4"><text:bookmark-start text:name="Text81"/><field:fieldmark-start text:name="Text8" field:type="vnd.oasis.opendocument.field.FORMTEXT"/><text:span text:style-name="T2">     </text:span><field:fieldmark-end/><text:bookmark-end text:name="Text81"/></text:p>
      <text:p text:style-name="P7"><text:span text:style-name="T2">Date</text:span></text:p>
      <text:p text:style-name="P4"><text:bookmark-start text:name="Text91"/><field:fieldmark-start text:name="Text9" field:type="vnd.oasis.opendocument.field.FORMTEXT"/><text:span text:style-name="T2">     </text:span><field:fieldmark-end/><text:bookmark-end text:name="Text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.17cm" fo:margin-right="3.1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ain</meta:initial-creator>
    <meta:editing-cycles>5</meta:editing-cycles>
    <meta:print-date>2017-01-10T15:20:00</meta:print-date>
    <meta:creation-date>2017-01-10T15:27:00</meta:creation-date>
    <dc:date>2019-10-03T13:23:17.722531899</dc:date>
    <meta:editing-duration>PT27M46S</meta:editing-duration>
    <meta:generator>LibreOffice/6.0.7.3$Linux_X86_64 LibreOffice_project/00m0$Build-3</meta:generator>
    <meta:document-statistic meta:table-count="0" meta:image-count="0" meta:object-count="0" meta:page-count="1" meta:paragraph-count="24" meta:word-count="92" meta:character-count="540" meta:non-whitespace-character-count="439"/>
    <meta:user-defined meta:name="AppVersion">14.0000</meta:user-defined>
    <meta:user-defined meta:name="Company">University of St Andrew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